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fe154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 Daniel Arturo Brito Urbina </text:p>
      <text:p text:style-name="P4">DEL 01/01/2021 al 31/12/2021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 CAMPOS Y PARTÍCULAS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<text:span text:style-name="T4">Diciembre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6:06:05.202759</dc:date>
    <meta:print-date>2013-11-19T15:12:00</meta:print-date>
    <meta:editing-cycles>137</meta:editing-cycles>
    <meta:editing-duration>P1DT6H9M47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